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6.2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5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officeooo:paragraph-rsid="005a7187"/>
    </style:style>
    <style:style style:name="P6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85978" officeooo:paragraph-rsid="00685978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8c19f" officeooo:paragraph-rsid="006e8a87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b5e0e" officeooo:paragraph-rsid="006b5e0e" style:font-size-asian="11pt" style:font-name-complex="Arial" style:font-size-complex="11pt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6354ff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rsid="006354ff" officeooo:paragraph-rsid="006354ff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rsid="0066c615" officeooo:paragraph-rsid="0066c615"/>
    </style:style>
    <style:style style:name="P1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5a7187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5a7187" officeooo:paragraph-rsid="005a7187" style:font-size-asian="11pt" style:font-name-complex="Arial" style:font-size-complex="11pt"/>
    </style:style>
    <style:style style:name="P17" style:family="paragraph" style:parent-style-name="Standard">
      <style:text-properties style:font-name="Caligra" officeooo:rsid="0066da6a" officeooo:paragraph-rsid="0066da6a"/>
    </style:style>
    <style:style style:name="P18" style:family="paragraph" style:parent-style-name="Standard">
      <style:text-properties style:font-name="Caligra" fo:font-style="normal" fo:font-weight="normal" officeooo:rsid="0032f1ff" officeooo:paragraph-rsid="00540c2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Caligra" officeooo:rsid="006bc4c8" officeooo:paragraph-rsid="006bc4c8"/>
    </style:style>
    <style:style style:name="P20" style:family="paragraph" style:parent-style-name="Standard">
      <style:paragraph-properties fo:margin-top="0cm" fo:margin-bottom="0cm" style:contextual-spacing="false" style:writing-mode="lr-tb"/>
      <style:text-properties style:text-outline="false" style:text-line-through-style="none" style:text-line-through-type="none" style:font-name="Caligra" fo:font-size="10pt" fo:font-style="italic" fo:text-shadow="none" style:text-underline-style="none" fo:font-weight="normal" officeooo:rsid="005fe6a5" officeooo:paragraph-rsid="005fe6a5" style:font-size-asian="10pt" style:font-style-asian="italic" style:font-weight-asian="normal" style:font-size-complex="10pt" style:font-style-complex="italic" style:text-emphasize="none"/>
    </style:style>
    <style:style style:name="P21" style:family="paragraph" style:parent-style-name="Text_20_body">
      <style:paragraph-properties fo:margin-top="0cm" fo:margin-bottom="0cm" style:contextual-spacing="false" style:writing-mode="lr-tb"/>
      <style:text-properties officeooo:paragraph-rsid="005fe6a5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gra" fo:font-size="10pt" officeooo:paragraph-rsid="005fe6a5" style:font-size-asian="10pt" style:font-size-complex="10pt"/>
    </style:style>
    <style:style style:name="P23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0pt" officeooo:rsid="005fe6a5" officeooo:paragraph-rsid="005fe6a5" style:font-size-asian="10pt" style:font-size-complex="10pt"/>
    </style:style>
    <style:style style:name="P24" style:family="paragraph" style:parent-style-name="Standard">
      <style:paragraph-properties style:writing-mode="lr-tb"/>
      <style:text-properties style:text-outline="false" style:text-line-through-style="none" style:text-line-through-type="none" style:font-name="Caligra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e8a87" officeooo:paragraph-rsid="006e8a87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fo:font-weight="bold" officeooo:rsid="00711afd" officeooo:paragraph-rsid="00711afd" style:font-weight-asian="bold" style:font-weight-complex="bold"/>
    </style:style>
    <style:style style:name="P28" style:family="paragraph" style:parent-style-name="Standard">
      <style:text-properties style:font-name="Caligra" fo:font-size="11pt" officeooo:rsid="0071bdd2" officeooo:paragraph-rsid="0071bdd2" style:font-size-asian="11pt" style:font-name-complex="Arial" style:font-size-complex="11pt"/>
    </style:style>
    <style:style style:name="T1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2" style:family="text">
      <style:text-properties fo:color="#ffffff" loext:opacity="100%" style:font-name="Caligra" fo:font-size="11pt" fo:font-weight="bold" officeooo:rsid="005e6c3f" style:font-size-asian="11pt" style:font-weight-asian="bold" style:font-name-complex="Arial" style:font-size-complex="11pt"/>
    </style:style>
    <style:style style:name="T3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5" style:family="text">
      <style:text-properties style:font-name="Caligra" fo:font-size="11pt" fo:font-weight="bold" officeooo:rsid="005a7187" style:font-size-asian="11pt" style:font-weight-asian="bold" style:font-name-complex="Arial" style:font-size-complex="11pt" style:font-weight-complex="bold"/>
    </style:style>
    <style:style style:name="T6" style:family="text">
      <style:text-properties style:font-name="Caligra" fo:font-size="11pt" fo:font-weight="bold" officeooo:rsid="005fe6a5" style:font-size-asian="11pt" style:font-weight-asian="bold" style:font-name-complex="Arial" style:font-size-complex="11pt" style:font-weight-complex="bold"/>
    </style:style>
    <style:style style:name="T7" style:family="text">
      <style:text-properties style:font-name="Caligra" fo:font-size="11pt" fo:font-weight="bold" officeooo:rsid="006354ff" style:font-size-asian="11pt" style:font-weight-asian="bold" style:font-name-complex="Arial" style:font-size-complex="11pt" style:font-weight-complex="bold"/>
    </style:style>
    <style:style style:name="T8" style:family="text">
      <style:text-properties style:font-name="Caligra" fo:font-size="11pt" fo:font-weight="normal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Caligra" fo:font-size="11pt" fo:font-weight="normal" officeooo:rsid="006354ff" style:font-size-asian="11pt" style:font-weight-asian="normal" style:font-name-complex="Arial" style:font-size-complex="11pt" style:font-weight-complex="normal"/>
    </style:style>
    <style:style style:name="T10" style:family="text">
      <style:text-properties style:font-name="Caligra" fo:font-size="11pt" fo:font-weight="normal" officeooo:rsid="0065a255" style:font-size-asian="11pt" style:font-weight-asian="normal" style:font-name-complex="Arial" style:font-size-complex="11pt" style:font-weight-complex="normal"/>
    </style:style>
    <style:style style:name="T11" style:family="text">
      <style:text-properties style:font-name="Caligra" officeooo:rsid="0066da6a"/>
    </style:style>
    <style:style style:name="T12" style:family="text">
      <style:text-properties style:font-name="Caligra" officeooo:rsid="0067decf"/>
    </style:style>
    <style:style style:name="T13" style:family="text">
      <style:text-properties style:font-name="Caligra" officeooo:rsid="006feb45"/>
    </style:style>
    <style:style style:name="T14" style:family="text">
      <style:text-properties officeooo:rsid="00673cfd"/>
    </style:style>
    <style:style style:name="T15" style:family="text">
      <style:text-properties officeooo:rsid="006976fe"/>
    </style:style>
    <style:style style:name="T16" style:family="text">
      <style:text-properties officeooo:rsid="0069dc1a"/>
    </style:style>
    <style:style style:name="T1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italic" style:text-emphasize="none"/>
    </style:style>
    <style:style style:name="T20" style:family="text">
      <style:text-properties style:text-outline="false" style:text-line-through-style="none" style:text-line-through-type="none" style:font-name="Caligra" fo:font-size="10pt" fo:font-style="italic" fo:text-shadow="none" style:text-underline-style="none" fo:font-weight="normal" officeooo:rsid="005fe6a5" style:font-size-asian="10pt" style:font-style-asian="italic" style:font-weight-asian="normal" style:font-size-complex="10pt" style:font-style-complex="italic" style:text-emphasize="non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fe6a5" style:font-style-asian="italic" style:font-style-complex="italic"/>
    </style:style>
    <style:style style:name="T23" style:family="text">
      <style:text-properties officeooo:rsid="006dad4e"/>
    </style:style>
    <style:style style:name="T24" style:family="text">
      <style:text-properties officeooo:rsid="006e8a87"/>
    </style:style>
    <style:style style:name="T25" style:family="text">
      <style:text-properties officeooo:rsid="006f2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2">4</text:span><text:span text:style-name="T21">e</text:span><text:span text:style-name="T19">-terminé l'activité 2, ce qui conclut le chapitre 2-commencé l'activité 1 du chapitre 3 </text:span></text:p>
      <text:p text:style-name="P22"><text:span text:style-name="T22">4e45</text:span><text:span text:style-name="T18">(on a pu réfléchir et échanger par rapport à la question 1)</text:span></text:p>
      <text:p text:style-name="P24">faire les exercices du chapitre 2</text:p>
      <text:p text:style-name="P21"><text:span text:style-name="T20">4e34</text:span><text:span text:style-name="T17">(on a pu réfléchir à la question 1)</text:span></text:p>
      <text:p text:style-name="P25">faire les exercices du chapitre 2</text:p>
      <text:p text:style-name="P20"/>
      <text:p text:style-name="P5"><text:span text:style-name="T5">1</text:span><text:span text:style-name="T6">5</text:span><text:span text:style-name="T5"> Décembr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4"><text:span text:style-name="T1">Séance </text:span><text:span text:style-name="T2">13 4e</text:span><text:span text:style-name="T1">: </text:span><text:span text:style-name="T3">Fiche de préparation</text:span><text:span text:style-name="T4"> <text:s/></text:span></text:p>
          </table:table-cell>
          <table:covered-table-cell/>
          <table:table-cell table:style-name="Tableau1.C1" table:number-columns-spanned="2" office:value-type="string">
            <text:p text:style-name="P1">Durée :</text:p>
            <text:p text:style-name="P2">1h30</text:p>
          </table:table-cell>
          <table:covered-table-cell/>
        </table:table-row>
        <table:table-row table:style-name="Tableau1.2">
          <table:table-cell table:style-name="Tableau1.C1" office:value-type="string">
            <text:p text:style-name="P6">Déroulement</text:p>
          </table:table-cell>
          <table:table-cell table:style-name="Tableau1.C1" table:number-columns-spanned="2" office:value-type="string">
            <text:p text:style-name="P3">Matériel</text:p>
          </table:table-cell>
          <table:covered-table-cell/>
          <table:table-cell table:style-name="Tableau1.C1" table:number-rows-spanned="7" office:value-type="string">
            <text:p text:style-name="P3"/>
            <text:p text:style-name="P14"><text:span text:style-name="T11">bougie </text:span><text:span text:style-name="T12">étouffée</text:span><text:span text:style-name="T11">. bouteille dioxygène, </text:span><text:span text:style-name="T13">eau de chaux</text:span></text:p>
            <text:p text:style-name="P17">/gr bocal, couvercle,</text:p>
            <text:p text:style-name="P17">couvercle_fil de fer,</text:p>
            <text:p text:style-name="P17">fusain, briquet, <text:span text:style-name="T14">pince en bois /</text:span><text:span text:style-name="T15">gr</text:span><text:span text:style-name="T16">oupe</text:span></text:p>
          </table:table-cell>
        </table:table-row>
        <table:table-row table:style-name="Tableau1.3">
          <table:table-cell table:style-name="Tableau1.C1" office:value-type="string">
            <text:p text:style-name="P7">Appel</text:p>
          </table:table-cell>
          <table:table-cell table:style-name="Tableau1.C1" table:number-columns-spanned="2" office:value-type="string">
            <text:p text:style-name="P14"/>
          </table:table-cell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P11"><text:span text:style-name="T7">Rappel</text:span><text:span text:style-name="T9"> chapitre 2 réchauffement climatique pour corriger les exercices</text:span></text:p>
            <text:p text:style-name="P12"><text:span text:style-name="T3">Correction</text:span><text:span text:style-name="T8"> exercices : 0,362 litre d’air / </text:span><text:span text:style-name="T10">5 = 0,0724 litre de dioxygène</text:span></text:p>
            <text:p text:style-name="P13"><text:span text:style-name="T10">e</text:span><text:span text:style-name="T8">x 2 : on calcule la proportion … on trouve différent de 20 % → c’est pas celui là</text:span></text:p>
          </table:table-cell>
          <table:table-cell table:style-name="Tableau1.A4" table:number-columns-spanned="2" office:value-type="string">
            <text:p text:style-name="P15"/>
          </table:table-cell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P27">Distribuer cours au PAP</text:p>
          </table:table-cell>
          <table:table-cell table:style-name="Tableau1.A4" table:number-columns-spanned="2" office:value-type="string">
            <text:p text:style-name="P28">4 impr cours</text:p>
          </table:table-cell>
          <table:covered-table-cell/>
          <table:covered-table-cell/>
        </table:table-row>
        <table:table-row table:style-name="Tableau1.6">
          <table:table-cell table:style-name="Tableau1.A4" office:value-type="string">
            <text:p text:style-name="P8">Rappel act1 chapitre3, <text:span text:style-name="T23">on échange sur la question 1</text:span></text:p>
            <text:p text:style-name="P9">expérience <text:span text:style-name="T24">expliqué (les briquets je passe les donner et je compte</text:span></text:p>
            <text:p text:style-name="P26">début de séance : <text:s text:c="20"/>fin de séance :</text:p>
          </table:table-cell>
          <table:table-cell table:style-name="Tableau1.A4" table:number-columns-spanned="2" office:value-type="string">
            <text:p text:style-name="P16"/>
          </table:table-cell>
          <table:covered-table-cell/>
          <table:covered-table-cell/>
        </table:table-row>
        <table:table-row table:style-name="Tableau1.6">
          <table:table-cell table:style-name="Tableau1.A4" office:value-type="string">
            <text:p text:style-name="P8">C’<text:span text:style-name="T25">est pas sorcier sur les combustions ?</text:span></text:p>
          </table:table-cell>
          <table:table-cell table:style-name="Tableau1.A4" table:number-columns-spanned="2" office:value-type="string">
            <text:p text:style-name="P16"/>
          </table:table-cell>
          <table:covered-table-cell/>
          <table:covered-table-cell/>
        </table:table-row>
        <table:table-row table:style-name="Tableau1.8">
          <table:table-cell table:style-name="Tableau1.A4" office:value-type="string">
            <text:p text:style-name="P10">activité 2</text:p>
          </table:table-cell>
          <table:table-cell table:style-name="Tableau1.A4" table:number-columns-spanned="2" office:value-type="string">
            <text:p text:style-name="P19">act2</text:p>
          </table:table-cell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6M51S</meta:editing-duration>
    <meta:editing-cycles>19</meta:editing-cycles>
    <meta:generator>LibreOffice/7.0.3.1$Linux_X86_64 LibreOffice_project/00$Build-1</meta:generator>
    <meta:creation-date>2020-12-11T00:14:19.374924577</meta:creation-date>
    <meta:initial-creator>J Cercy</meta:initial-creator>
    <dc:date>2020-12-15T00:30:17.641092400</dc:date>
    <dc:creator>J Cercy</dc:creator>
    <meta:document-statistic meta:table-count="1" meta:image-count="0" meta:object-count="0" meta:page-count="1" meta:paragraph-count="27" meta:word-count="165" meta:character-count="952" meta:non-whitespace-character-count="791"/>
    <meta:template xlink:type="simple" xlink:actuate="onRequest" xlink:title="fiche_de_prep_type" xlink:href="../../../../../../mes_ressources/document%20type/fiche_de_prep_type.ott" meta:date="2020-12-11T00:14:17.936196160"/>
  </office:meta>
</office:document-meta>
</file>